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9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1.087cm"/>
    </style:style>
    <style:style style:name="co4" style:family="table-column">
      <style:table-column-properties fo:break-before="auto" style:column-width="4.888cm"/>
    </style:style>
    <style:style style:name="co5" style:family="table-column">
      <style:table-column-properties fo:break-before="auto" style:column-width="4.029cm"/>
    </style:style>
    <style:style style:name="co6" style:family="table-column">
      <style:table-column-properties fo:break-before="auto" style:column-width="4.277cm"/>
    </style:style>
    <style:style style:name="co7" style:family="table-column">
      <style:table-column-properties fo:break-before="auto" style:column-width="2.168cm"/>
    </style:style>
    <style:style style:name="co8" style:family="table-column">
      <style:table-column-properties fo:break-before="auto" style:column-width="0.504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7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VilleMTP_MTP_PA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TYPE,C,16</text:p>
          </table:table-cell>
          <table:table-cell office:value-type="string">
            <text:p>CODCOMM,C,6</text:p>
          </table:table-cell>
          <table:table-cell office:value-type="string">
            <text:p>ID_CONT,N,10,0</text:p>
          </table:table-cell>
          <table:table-cell office:value-type="string">
            <text:p>INDICE_1,C,80</text:p>
          </table:table-cell>
          <table:table-cell office:value-type="string">
            <text:p>INDICE_2,C,80</text:p>
          </table:table-cell>
          <table:table-cell office:value-type="string">
            <text:p>COMENT,C,80</text:p>
          </table:table-cell>
          <table:table-cell office:value-type="string">
            <text:p>SURFACE,N,19,8</text:p>
          </table:table-cell>
          <table:table-cell office:value-type="string">
            <text:p>RECALAGE,N,5,0</text:p>
          </table:table-cell>
          <table:table-cell office:value-type="string">
            <text:p>DATE_RECAL,D</text:p>
          </table:table-cell>
          <table:table-cell office:value-type="string">
            <text:p>AREA,N,19,11</text:p>
          </table:table-cell>
          <table:table-cell office:value-type="string">
            <text:p>LEN,N,19,11</text:p>
          </table:table-cell>
        </table:table-row>
        <table:table-row table:style-name="ro1">
          <table:table-cell office:value-type="string">
            <text:p>PAES</text:p>
          </table:table-cell>
          <table:table-cell office:value-type="string">
            <text:p>340172</text:p>
          </table:table-cell>
          <table:table-cell office:value-type="float" office:value="1">
            <text:p>1</text:p>
          </table:table-cell>
          <table:table-cell office:value-type="string">
            <text:p>PAE Tournezy</text:p>
          </table:table-cell>
          <table:table-cell office:value-type="string">
            <text:p>DCM du 31/05/1999</text:p>
          </table:table-cell>
          <table:table-cell/>
          <table:table-cell office:value-type="float" office:value="61734.72">
            <text:p>61734,72</text:p>
          </table:table-cell>
          <table:table-cell office:value-type="float" office:value="0">
            <text:p>0</text:p>
          </table:table-cell>
          <table:table-cell/>
          <table:table-cell office:value-type="float" office:value="61786.1996758">
            <text:p>61786,1996758</text:p>
          </table:table-cell>
          <table:table-cell office:value-type="float" office:value="1134.19764186">
            <text:p>1134,19764186</text:p>
          </table:table-cell>
        </table:table-row>
        <table:table-row table:style-name="ro1">
          <table:table-cell office:value-type="string">
            <text:p>PAES</text:p>
          </table:table-cell>
          <table:table-cell office:value-type="string">
            <text:p>340172</text:p>
          </table:table-cell>
          <table:table-cell office:value-type="float" office:value="2">
            <text:p>2</text:p>
          </table:table-cell>
          <table:table-cell office:value-type="string">
            <text:p>PAE Terre de l'Hirondelle</text:p>
          </table:table-cell>
          <table:table-cell office:value-type="string">
            <text:p>DCM du 18/11/1993</text:p>
          </table:table-cell>
          <table:table-cell/>
          <table:table-cell office:value-type="float" office:value="23658.38">
            <text:p>23658,38</text:p>
          </table:table-cell>
          <table:table-cell office:value-type="float" office:value="0">
            <text:p>0</text:p>
          </table:table-cell>
          <table:table-cell/>
          <table:table-cell office:value-type="float" office:value="23678.0287645">
            <text:p>23678,0287645</text:p>
          </table:table-cell>
          <table:table-cell office:value-type="float" office:value="670.095311093">
            <text:p>670,095311093</text:p>
          </table:table-cell>
        </table:table-row>
        <table:table-row table:style-name="ro1">
          <table:table-cell office:value-type="string">
            <text:p>PAES</text:p>
          </table:table-cell>
          <table:table-cell office:value-type="string">
            <text:p>340172</text:p>
          </table:table-cell>
          <table:table-cell office:value-type="float" office:value="3">
            <text:p>3</text:p>
          </table:table-cell>
          <table:table-cell office:value-type="string">
            <text:p>PAE Richemont Marquerose</text:p>
          </table:table-cell>
          <table:table-cell office:value-type="string">
            <text:p>DCM du 26/10/1995</text:p>
          </table:table-cell>
          <table:table-cell/>
          <table:table-cell office:value-type="float" office:value="84497.506">
            <text:p>84497,506</text:p>
          </table:table-cell>
          <table:table-cell office:value-type="float" office:value="0">
            <text:p>0</text:p>
          </table:table-cell>
          <table:table-cell/>
          <table:table-cell office:value-type="float" office:value="84566.8331312">
            <text:p>84566,8331312</text:p>
          </table:table-cell>
          <table:table-cell office:value-type="float" office:value="1564.90443191">
            <text:p>1564,90443191</text:p>
          </table:table-cell>
        </table:table-row>
        <table:table-row table:style-name="ro1">
          <table:table-cell office:value-type="string">
            <text:p>PAES</text:p>
          </table:table-cell>
          <table:table-cell office:value-type="string">
            <text:p>340172</text:p>
          </table:table-cell>
          <table:table-cell office:value-type="float" office:value="5">
            <text:p>5</text:p>
          </table:table-cell>
          <table:table-cell office:value-type="string">
            <text:p>PAE Molière</text:p>
          </table:table-cell>
          <table:table-cell office:value-type="string">
            <text:p>DCM du 25/07/2001</text:p>
          </table:table-cell>
          <table:table-cell/>
          <table:table-cell office:value-type="float" office:value="16909.774">
            <text:p>16909,774</text:p>
          </table:table-cell>
          <table:table-cell office:value-type="float" office:value="0">
            <text:p>0</text:p>
          </table:table-cell>
          <table:table-cell/>
          <table:table-cell office:value-type="float" office:value="16923.5672289">
            <text:p>16923,5672289</text:p>
          </table:table-cell>
          <table:table-cell office:value-type="float" office:value="845.552845806">
            <text:p>845,552845806</text:p>
          </table:table-cell>
        </table:table-row>
        <table:table-row table:style-name="ro1">
          <table:table-cell office:value-type="string">
            <text:p>PAES</text:p>
          </table:table-cell>
          <table:table-cell office:value-type="string">
            <text:p>340172</text:p>
          </table:table-cell>
          <table:table-cell office:value-type="float" office:value="6">
            <text:p>6</text:p>
          </table:table-cell>
          <table:table-cell office:value-type="string">
            <text:p>PAE Saint-Hillaire</text:p>
          </table:table-cell>
          <table:table-cell office:value-type="string">
            <text:p>DCM du 28/02/1991</text:p>
          </table:table-cell>
          <table:table-cell/>
          <table:table-cell office:value-type="float" office:value="39341.298">
            <text:p>39341,298</text:p>
          </table:table-cell>
          <table:table-cell office:value-type="float" office:value="0">
            <text:p>0</text:p>
          </table:table-cell>
          <table:table-cell/>
          <table:table-cell office:value-type="float" office:value="39373.3689533">
            <text:p>39373,3689533</text:p>
          </table:table-cell>
          <table:table-cell office:value-type="float" office:value="929.104301285">
            <text:p>929,104301285</text:p>
          </table:table-cell>
        </table:table-row>
        <table:table-row table:style-name="ro1">
          <table:table-cell office:value-type="string">
            <text:p>PAES</text:p>
          </table:table-cell>
          <table:table-cell office:value-type="string">
            <text:p>340172</text:p>
          </table:table-cell>
          <table:table-cell office:value-type="float" office:value="7">
            <text:p>7</text:p>
          </table:table-cell>
          <table:table-cell office:value-type="string">
            <text:p>PAE du Jardin aux Pivoines</text:p>
          </table:table-cell>
          <table:table-cell office:value-type="string">
            <text:p>DCM du 18/09/1991</text:p>
          </table:table-cell>
          <table:table-cell/>
          <table:table-cell office:value-type="float" office:value="10629.956">
            <text:p>10629,956</text:p>
          </table:table-cell>
          <table:table-cell office:value-type="float" office:value="0">
            <text:p>0</text:p>
          </table:table-cell>
          <table:table-cell/>
          <table:table-cell office:value-type="float" office:value="10638.0317146">
            <text:p>10638,0317146</text:p>
          </table:table-cell>
          <table:table-cell office:value-type="float" office:value="471.919728254">
            <text:p>471,919728254</text:p>
          </table:table-cell>
        </table:table-row>
        <table:table-row table:style-name="ro1">
          <table:table-cell office:value-type="string">
            <text:p>PAES</text:p>
          </table:table-cell>
          <table:table-cell office:value-type="string">
            <text:p>340172</text:p>
          </table:table-cell>
          <table:table-cell office:value-type="float" office:value="8">
            <text:p>8</text:p>
          </table:table-cell>
          <table:table-cell office:value-type="string">
            <text:p>PAE de l'Aiguelongue</text:p>
          </table:table-cell>
          <table:table-cell office:value-type="string">
            <text:p>DCM du 22/12/2003</text:p>
          </table:table-cell>
          <table:table-cell/>
          <table:table-cell office:value-type="float" office:value="208048.139">
            <text:p>208048,139</text:p>
          </table:table-cell>
          <table:table-cell office:value-type="float" office:value="0">
            <text:p>0</text:p>
          </table:table-cell>
          <table:table-cell/>
          <table:table-cell office:value-type="float" office:value="208206.047107">
            <text:p>208206,047107</text:p>
          </table:table-cell>
          <table:table-cell office:value-type="float" office:value="2146.82836298">
            <text:p>2146,82836298</text:p>
          </table:table-cell>
        </table:table-row>
        <table:table-row table:style-name="ro1">
          <table:table-cell office:value-type="string">
            <text:p>PAES</text:p>
          </table:table-cell>
          <table:table-cell office:value-type="string">
            <text:p>340172</text:p>
          </table:table-cell>
          <table:table-cell office:value-type="float" office:value="10">
            <text:p>10</text:p>
          </table:table-cell>
          <table:table-cell office:value-type="string">
            <text:p>PAE Saint Exupéry</text:p>
          </table:table-cell>
          <table:table-cell office:value-type="string">
            <text:p>DCM du 30/04/1999</text:p>
          </table:table-cell>
          <table:table-cell/>
          <table:table-cell office:value-type="float" office:value="32311.739">
            <text:p>32311,739</text:p>
          </table:table-cell>
          <table:table-cell office:value-type="float" office:value="0">
            <text:p>0</text:p>
          </table:table-cell>
          <table:table-cell/>
          <table:table-cell office:value-type="float" office:value="32337.7912626">
            <text:p>32337,7912626</text:p>
          </table:table-cell>
          <table:table-cell office:value-type="float" office:value="816.938170215">
            <text:p>816,938170215</text:p>
          </table:table-cell>
        </table:table-row>
        <table:table-row table:style-name="ro1">
          <table:table-cell office:value-type="string">
            <text:p>PAES</text:p>
          </table:table-cell>
          <table:table-cell office:value-type="string">
            <text:p>340172</text:p>
          </table:table-cell>
          <table:table-cell office:value-type="float" office:value="12">
            <text:p>12</text:p>
          </table:table-cell>
          <table:table-cell office:value-type="string">
            <text:p>PAE de Saint Priest</text:p>
          </table:table-cell>
          <table:table-cell office:value-type="string">
            <text:p>DCM du 26/11/1999</text:p>
          </table:table-cell>
          <table:table-cell/>
          <table:table-cell office:value-type="float" office:value="49963.816">
            <text:p>49963,816</text:p>
          </table:table-cell>
          <table:table-cell office:value-type="float" office:value="0">
            <text:p>0</text:p>
          </table:table-cell>
          <table:table-cell/>
          <table:table-cell office:value-type="float" office:value="50001.2991421">
            <text:p>50001,2991421</text:p>
          </table:table-cell>
          <table:table-cell office:value-type="float" office:value="2257.22718778">
            <text:p>2257,22718778</text:p>
          </table:table-cell>
        </table:table-row>
        <table:table-row table:style-name="ro1">
          <table:table-cell office:value-type="string">
            <text:p>PAES</text:p>
          </table:table-cell>
          <table:table-cell office:value-type="string">
            <text:p>340172</text:p>
          </table:table-cell>
          <table:table-cell office:value-type="float" office:value="13">
            <text:p>13</text:p>
          </table:table-cell>
          <table:table-cell office:value-type="string">
            <text:p>PAE Aqueduc</text:p>
          </table:table-cell>
          <table:table-cell office:value-type="string">
            <text:p>DCM du 22/12/2003</text:p>
          </table:table-cell>
          <table:table-cell/>
          <table:table-cell office:value-type="float" office:value="160593.252">
            <text:p>160593,252</text:p>
          </table:table-cell>
          <table:table-cell office:value-type="float" office:value="0">
            <text:p>0</text:p>
          </table:table-cell>
          <table:table-cell/>
          <table:table-cell office:value-type="float" office:value="160713.153587">
            <text:p>160713,153587</text:p>
          </table:table-cell>
          <table:table-cell office:value-type="float" office:value="3161.46144049">
            <text:p>3161,46144049</text:p>
          </table:table-cell>
        </table:table-row>
        <table:table-row table:style-name="ro1">
          <table:table-cell office:value-type="string">
            <text:p>PAES</text:p>
          </table:table-cell>
          <table:table-cell office:value-type="string">
            <text:p>340172</text:p>
          </table:table-cell>
          <table:table-cell office:value-type="float" office:value="4897">
            <text:p>4897</text:p>
          </table:table-cell>
          <table:table-cell office:value-type="string">
            <text:p>PAE Multisites Marquerose</text:p>
          </table:table-cell>
          <table:table-cell office:value-type="string">
            <text:p>DCM du 7/02/2011</text:p>
          </table:table-cell>
          <table:table-cell office:value-type="string">
            <text:p>PAE Marquerose MAJ06</text:p>
          </table:table-cell>
          <table:table-cell office:value-type="float" office:value="9041.389">
            <text:p>9041,389</text:p>
          </table:table-cell>
          <table:table-cell office:value-type="float" office:value="0">
            <text:p>0</text:p>
          </table:table-cell>
          <table:table-cell/>
          <table:table-cell office:value-type="float" office:value="59887.6237061">
            <text:p>59887,6237061</text:p>
          </table:table-cell>
          <table:table-cell office:value-type="float" office:value="2108.92618882">
            <text:p>2108,92618882</text:p>
          </table:table-cell>
        </table:table-row>
        <table:table-row table:style-name="ro1">
          <table:table-cell office:value-type="string">
            <text:p>PAES</text:p>
          </table:table-cell>
          <table:table-cell office:value-type="string">
            <text:p>340172</text:p>
          </table:table-cell>
          <table:table-cell office:value-type="float" office:value="4898">
            <text:p>4898</text:p>
          </table:table-cell>
          <table:table-cell office:value-type="string">
            <text:p>PAE Prés d'Arènes</text:p>
          </table:table-cell>
          <table:table-cell office:value-type="string">
            <text:p>DCM du 07/02/200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70655.2939235">
            <text:p>70655,2939235</text:p>
          </table:table-cell>
          <table:table-cell office:value-type="float" office:value="1211.37121414">
            <text:p>1211,37121414</text:p>
          </table:table-cell>
        </table:table-row>
        <table:table-row table:style-name="ro1">
          <table:table-cell office:value-type="string">
            <text:p>PAES</text:p>
          </table:table-cell>
          <table:table-cell office:value-type="string">
            <text:p>340172</text:p>
          </table:table-cell>
          <table:table-cell office:value-type="float" office:value="1">
            <text:p>1</text:p>
          </table:table-cell>
          <table:table-cell office:value-type="string">
            <text:p>PAE allée du Tiers Etat</text:p>
          </table:table-cell>
          <table:table-cell office:value-type="string">
            <text:p>DCM du 16/12/201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5264.68106728">
            <text:p>5264,68106728</text:p>
          </table:table-cell>
          <table:table-cell office:value-type="float" office:value="361.685387842">
            <text:p>361,685387842</text:p>
          </table:table-cell>
        </table:table-row>
        <table:table-row table:style-name="ro1">
          <table:table-cell office:value-type="string">
            <text:p>PAES</text:p>
          </table:table-cell>
          <table:table-cell office:value-type="string">
            <text:p>340172</text:p>
          </table:table-cell>
          <table:table-cell office:value-type="float" office:value="4842">
            <text:p>4842</text:p>
          </table:table-cell>
          <table:table-cell office:value-type="string">
            <text:p>PAE du Mas de Calenda</text:p>
          </table:table-cell>
          <table:table-cell office:value-type="string">
            <text:p>DCM du 06 fevrier 2012</text:p>
          </table:table-cell>
          <table:table-cell/>
          <table:table-cell office:value-type="float" office:value="517002.573">
            <text:p>517002,573</text:p>
          </table:table-cell>
          <table:table-cell office:value-type="float" office:value="0">
            <text:p>0</text:p>
          </table:table-cell>
          <table:table-cell/>
          <table:table-cell office:value-type="float" office:value="472547.49896">
            <text:p>472547,49896</text:p>
          </table:table-cell>
          <table:table-cell office:value-type="float" office:value="2991.01085198">
            <text:p>2991,01085198</text:p>
          </table:table-cell>
        </table:table-row>
        <table:table-row table:style-name="ro1">
          <table:table-cell office:value-type="string">
            <text:p>PAES</text:p>
          </table:table-cell>
          <table:table-cell office:value-type="string">
            <text:p>340172</text:p>
          </table:table-cell>
          <table:table-cell office:value-type="float" office:value="0">
            <text:p>0</text:p>
          </table:table-cell>
          <table:table-cell office:value-type="string">
            <text:p>PAE Îlot Saint Lazare</text:p>
          </table:table-cell>
          <table:table-cell office:value-type="string">
            <text:p>DCM du 06 février 20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4777.2512967">
            <text:p>14777,2512967</text:p>
          </table:table-cell>
          <table:table-cell office:value-type="float" office:value="784.189514808">
            <text:p>784,1895148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6">06/06/2013</text:date>, <text:time>15:1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6T15:14:20.88</dc:date>
    <dc:creator>Jérémie Valentin</dc:creator>
    <meta:document-statistic meta:table-count="1" meta:cell-count="147" meta:object-count="0"/>
    <meta:generator>OpenOffice.org/3.4.1$Win32 OpenOffice.org_project/341m1$Build-9593</meta:generator>
  </office:meta>
</office:document-meta>
</file>